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Roboto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cba9" officeooo:paragraph-rsid="0001cba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472fd" officeooo:paragraph-rsid="00031ddf"/>
    </style:style>
    <style:style style:name="P3" style:family="paragraph" style:parent-style-name="Standard">
      <style:paragraph-properties fo:text-align="start" style:justify-single-word="false"/>
      <style:text-properties officeooo:paragraph-rsid="00031ddf"/>
    </style:style>
    <style:style style:name="P4" style:family="paragraph" style:parent-style-name="Standard">
      <style:paragraph-properties fo:text-align="start" style:justify-single-word="false"/>
      <style:text-properties officeooo:paragraph-rsid="0006e4c2"/>
    </style:style>
    <style:style style:name="P5" style:family="paragraph" style:parent-style-name="Standard">
      <style:paragraph-properties fo:text-align="start" style:justify-single-word="false"/>
      <style:text-properties officeooo:paragraph-rsid="0006e4c2"/>
    </style:style>
    <style:style style:name="P6" style:family="paragraph" style:parent-style-name="Standard">
      <style:paragraph-properties fo:text-align="start" style:justify-single-word="false"/>
      <style:text-properties officeooo:paragraph-rsid="00090d84"/>
    </style:style>
    <style:style style:name="P7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f1f1f" loext:opacity="100%" style:font-name="Google Sans Text" fo:font-size="9.60000038146973pt" fo:letter-spacing="normal" fo:font-style="normal" fo:font-weight="normal"/>
    </style:style>
    <style:style style:name="T1" style:family="text">
      <style:text-properties fo:font-variant="normal" fo:text-transform="none" fo:color="#444444" loext:opacity="100%" style:font-name="Liberation Serif" fo:font-size="12pt" fo:letter-spacing="normal" fo:font-style="normal" style:text-underline-style="none" fo:font-weight="normal" officeooo:rsid="000472fd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72fd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fb06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e4c2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747b2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90d84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090d84" style:font-size-asian="12pt" style:font-size-complex="12pt"/>
    </style:style>
    <style:style style:name="T8" style:family="text">
      <style:text-properties fo:font-variant="normal" fo:text-transform="none" fo:color="#1f1f1f" loext:opacity="100%" style:font-name="Google Sans Text" fo:font-size="9.60000038146973pt" fo:letter-spacing="normal" fo:font-style="normal" style:text-underline-style="none" fo:font-weight="normal" officeooo:rsid="00090d84" style:font-size-asian="12pt" style:font-size-complex="12pt"/>
    </style:style>
    <style:style style:name="T9" style:family="text">
      <style:text-properties fo:font-variant="normal" fo:text-transform="none" fo:color="#bdc1c6" loext:opacity="100%" style:font-name="arial" fo:font-size="9.60000038146973pt" fo:letter-spacing="normal" fo:font-style="normal" style:text-underline-style="none" fo:font-weight="normal" officeooo:rsid="00090d84" style:font-size-asian="12pt" style:font-size-complex="12pt"/>
    </style:style>
    <style:style style:name="T10" style:family="text">
      <style:text-properties fo:font-variant="normal" fo:text-transform="none" fo:color="#bdc1c6" loext:opacity="100%" style:font-name="arial" fo:font-size="9.60000038146973pt" fo:letter-spacing="normal" fo:font-style="normal" style:text-underline-style="none" officeooo:rsid="00090d84" style:font-size-asian="12pt" style:font-size-complex="12pt"/>
    </style:style>
    <style:style style:name="T11" style:family="text">
      <style:text-properties style:text-underline-style="none" officeooo:rsid="000472fd"/>
    </style:style>
    <style:style style:name="T12" style:family="text">
      <style:text-properties style:text-underline-style="none" officeooo:rsid="00031ddf"/>
    </style:style>
    <style:style style:name="T13" style:family="text">
      <style:text-properties style:text-underline-style="none" officeooo:rsid="00046ca8"/>
    </style:style>
    <style:style style:name="T14" style:family="text">
      <style:text-properties style:text-underline-style="none" officeooo:rsid="0004fb06"/>
    </style:style>
    <style:style style:name="T15" style:family="text">
      <style:text-properties officeooo:rsid="0004fb06"/>
    </style:style>
    <style:style style:name="T16" style:family="text">
      <style:text-properties fo:color="#000000" loext:opacity="100%" style:font-name="Liberation Serif" fo:font-size="12pt" style:text-underline-style="none" fo:font-weight="normal" officeooo:rsid="00090d84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evamiento y justificaci<text:span text:style-name="T15">ó</text:span>n del sistema operativo a usar en las terminales</text:p>
      <text:p text:style-name="P3"><text:span text:style-name="T11">Nuestra aplicación es</text:span><text:span text:style-name="T12"> mul</text:span><text:span text:style-name="T13">t</text:span><text:span text:style-name="T12">iplataforma </text:span><text:span text:style-name="T11">ya </text:span><text:span text:style-name="T12">que no depende de un sistema operativo pero </text:span><text:span text:style-name="T11">es necesario contar con la compatibilidad de los navegadores web tales como Chrome o Firefox. Ya que las aplicaciones web van a funcionar mas r</text:span><text:span text:style-name="T14">á</text:span><text:span text:style-name="T11">pido y van a consumir menos memoria del ordenador, </text:span><text:span text:style-name="T14">t</text:span><text:span text:style-name="T11">iene una interfaz simple y m</text:span><text:span text:style-name="T14">i</text:span><text:span text:style-name="T11">nim</text:span><text:span text:style-name="T14">a</text:span><text:span text:style-name="T11">l</text:span><text:span text:style-name="T14">i</text:span><text:span text:style-name="T11">sta para que todos puedan usarla con mas facilidad, y por ultimo </text:span><text:span text:style-name="T14">r</text:span><text:span text:style-name="Strong_20_Emphasis"><text:span text:style-name="T2">obusto y seguro. Se pueden </text:span></text:span><text:span text:style-name="Strong_20_Emphasis"><text:span text:style-name="T5">realizar </text:span></text:span><text:span text:style-name="Strong_20_Emphasis"><text:span text:style-name="T2">varias cosas a la vez, y si una página web «se rompe» no afecta a otras ventanas o pestañas, que continuan funcionando de forma independiente. </text:span></text:span><text:span text:style-name="Strong_20_Emphasis"><text:span text:style-name="T3">Este sistema es totalmente </text:span></text:span><text:span text:style-name="Strong_20_Emphasis"><text:span text:style-name="T5">eficaz</text:span></text:span><text:span text:style-name="Strong_20_Emphasis"><text:span text:style-name="T3"> ya que hereda </text:span></text:span><text:span text:style-name="Strong_20_Emphasis"><text:span text:style-name="T4">simpleza, intuicion </text:span></text:span><text:span text:style-name="Strong_20_Emphasis"><text:span text:style-name="T5">y todo lo que es sistema ventana.</text:span></text:span></text:p>
      <text:p text:style-name="P4"><text:span text:style-name="Strong_20_Emphasis"><text:span text:style-name="T4"/></text:span></text:p>
      <text:p text:style-name="P6"><text:span text:style-name="Strong_20_Emphasis"><text:span text:style-name="T6">Requisitos minimos de chrome:</text:span></text:span></text:p>
      <text:list xml:id="list3017846866" text:style-name="L1">
        <text:list-item>
          <text:p text:style-name="P7"><text:span text:style-name="Strong_20_Emphasis"><text:span text:style-name="T16">Windows 7, Windows 8, Windows 8.1, Windows 10 o una versión posterior</text:span></text:span></text:p>
        </text:list-item>
        <text:list-item>
          <text:p text:style-name="P7"><text:span text:style-name="Strong_20_Emphasis"><text:span text:style-name="T16">Un procesador Intel Pentium 4 o superior compatible con SSE3</text:span></text:span></text:p>
          <text:p text:style-name="P7"><text:span text:style-name="Strong_20_Emphasis"><text:span text:style-name="T16"/></text:span></text:p>
        </text:list-item>
      </text:list>
      <text:p text:style-name="P6"><text:span text:style-name="Strong_20_Emphasis"><text:span text:style-name="T6">Requisitos minimos firefox:</text:span></text:span></text:p>
      <text:p text:style-name="P6"><text:span text:style-name="Strong_20_Emphasis"><text:span text:style-name="T6"><text:tab/>En este caso, es necesario contar con Windows 7 o una versión superior, mientras que a nivel de hardware, necesitamos un procesador Pentium 4 o más moderno, 512 MB de memoria RAM o 2 GB para versiones de 64 bits y 200MB de espacio disponible en nuestro disco duro. 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>y lo otro es q te lleve al archivo</text:span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Roboto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08:35:27.107000000</meta:creation-date>
    <dc:date>2022-06-14T10:47:09.456000000</dc:date>
    <meta:editing-duration>PT26M11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212" meta:character-count="1225" meta:non-whitespace-character-count="1022"/>
  </office:meta>
</office:document-meta>
</file>